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0" calcext:value-type="float">
            <text:p>2010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izona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87" calcext:value-type="float">
            <text:p>-0.08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lanta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52" calcext:value-type="float">
            <text:p>0.05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6" calcext:value-type="float">
            <text:p>0.086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2" calcext:value-type="float">
            <text:p>0.08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ffalo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olina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192" calcext:value-type="float">
            <text:p>0.192</text:p>
          </table:table-cell>
          <table:table-cell office:value-type="float" office:value="-0.283" calcext:value-type="float">
            <text:p>-0.283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81" calcext:value-type="float">
            <text:p>-0.18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0.036" calcext:value-type="float">
            <text:p>0.036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9" calcext:value-type="float">
            <text:p>0.149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61" calcext:value-type="float">
            <text:p>0.06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cinnati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39" calcext:value-type="float">
            <text:p>-0.39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105" calcext:value-type="float">
            <text:p>-0.105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27" calcext:value-type="float">
            <text:p>-0.02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llas</text:p>
          </table:table-cell>
          <table:table-cell office:value-type="float" office:value="0.006" calcext:value-type="float">
            <text:p>0.006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66" calcext:value-type="float">
            <text:p>-0.066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nver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562" calcext:value-type="float">
            <text:p>-0.56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08" calcext:value-type="float">
            <text:p>-0.10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troit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27" calcext:value-type="float">
            <text:p>-0.027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Bay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5" calcext:value-type="float">
            <text:p>0.035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248" calcext:value-type="float">
            <text:p>0.24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46" calcext:value-type="float">
            <text:p>0.146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uston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5" calcext:value-type="float">
            <text:p>0.075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44" calcext:value-type="float">
            <text:p>-0.04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dianapolis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02" calcext:value-type="float">
            <text:p>0.0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cksonville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" calcext:value-type="float">
            <text:p>-0.1</text:p>
          </table:table-cell>
          <table:table-cell office:value-type="float" office:value="0.133" calcext:value-type="float">
            <text:p>0.13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95" calcext:value-type="float">
            <text:p>-0.09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nsas City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4" calcext:value-type="float">
            <text:p>0.07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16" calcext:value-type="float">
            <text:p>0.01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ami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-0.075" calcext:value-type="float">
            <text:p>-0.07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nesota</text:p>
          </table:table-cell>
          <table:table-cell office:value-type="float" office:value="-0.1" calcext:value-type="float">
            <text:p>-0.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07" calcext:value-type="float">
            <text:p>-0.0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float" office:value="0.17" calcext:value-type="float">
            <text:p>0.1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3" calcext:value-type="float">
            <text:p>0.05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9" calcext:value-type="float">
            <text:p>0.19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</text:p>
          </table:table-cell>
          <table:table-cell office:value-type="float" office:value="0.132" calcext:value-type="float">
            <text:p>0.132</text:p>
          </table:table-cell>
          <table:table-cell office:value-type="float" office:value="0.05" calcext:value-type="float">
            <text:p>0.05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292" calcext:value-type="float">
            <text:p>0.292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2" calcext:value-type="float">
            <text:p>0.0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Giants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Y Jets</text:p>
          </table:table-cell>
          <table:table-cell office:value-type="float" office:value="0" calcext:value-type="float">
            <text:p>0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77" calcext:value-type="float">
            <text:p>0.077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29" calcext:value-type="float">
            <text:p>0.02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279" calcext:value-type="float">
            <text:p>-0.279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2" calcext:value-type="float">
            <text:p>0.0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iladelphia</text:p>
          </table:table-cell>
          <table:table-cell office:value-type="float" office:value="0.048" calcext:value-type="float">
            <text:p>0.048</text:p>
          </table:table-cell>
          <table:table-cell office:value-type="float" office:value="0.373" calcext:value-type="float">
            <text:p>0.373</text:p>
          </table:table-cell>
          <table:table-cell office:value-type="float" office:value="0.426" calcext:value-type="float">
            <text:p>0.42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8" calcext:value-type="float">
            <text:p>0.038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ttsburgh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-0.189" calcext:value-type="float">
            <text:p>-0.189</text:p>
          </table:table-cell>
          <table:table-cell office:value-type="float" office:value="0.247" calcext:value-type="float">
            <text:p>0.247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114" calcext:value-type="float">
            <text:p>0.11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 Diego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" calcext:value-type="float">
            <text:p>0.01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82" calcext:value-type="float">
            <text:p>0.08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Francisco</text:p>
          </table:table-cell>
          <table:table-cell office:value-type="float" office:value="0.142" calcext:value-type="float">
            <text:p>0.142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33" calcext:value-type="float">
            <text:p>0.233</text:p>
          </table:table-cell>
          <table:table-cell office:value-type="float" office:value="0.026" calcext:value-type="float">
            <text:p>0.026</text:p>
          </table:table-cell>
          <table:table-cell office:value-type="float" office:value="-0.012" calcext:value-type="float">
            <text:p>-0.01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attle</text:p>
          </table:table-cell>
          <table:table-cell office:value-type="float" office:value="0.02" calcext:value-type="float">
            <text:p>0.02</text:p>
          </table:table-cell>
          <table:table-cell office:value-type="float" office:value="0.104" calcext:value-type="float">
            <text:p>0.104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2" calcext:value-type="float">
            <text:p>-0.042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 Louis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129" calcext:value-type="float">
            <text:p>-0.129</text:p>
          </table:table-cell>
          <table:table-cell office:value-type="float" office:value="-0.281" calcext:value-type="float">
            <text:p>-0.281</text:p>
          </table:table-cell>
          <table:table-cell office:value-type="float" office:value="-0.048" calcext:value-type="float">
            <text:p>-0.048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mpa Bay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69" calcext:value-type="float">
            <text:p>-0.369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036" calcext:value-type="float">
            <text:p>0.03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nessee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" calcext:value-type="float">
            <text:p>0.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95" calcext:value-type="float">
            <text:p>0.095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shington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057" calcext:value-type="float">
            <text:p>-0.05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